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46" table:default-cell-style-name="ce2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Teste 1</text:p>
          </table:table-cell>
          <table:table-cell office:value-type="string" calcext:value-type="string">
            <text:p>Teste 2</text:p>
          </table:table-cell>
          <table:table-cell table:number-columns-repeated="53"/>
        </table:table-row>
        <table:table-row table:style-name="ro1">
          <table:table-cell office:value-type="float" office:value="428816" calcext:value-type="float">
            <text:p>428816</text:p>
          </table:table-cell>
          <table:table-cell office:value-type="string" calcext:value-type="string">
            <text:p>ALISON FERREIRA FREIT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29954" calcext:value-type="float">
            <text:p>429954</text:p>
          </table:table-cell>
          <table:table-cell office:value-type="string" calcext:value-type="string">
            <text:p>ANTONIO ELERI FERREIRA JUNIOR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7501" calcext:value-type="float">
            <text:p>427501</text:p>
          </table:table-cell>
          <table:table-cell office:value-type="string" calcext:value-type="string">
            <text:p>ANTONIO HUGO DE SOUSA FELIP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04006" calcext:value-type="float">
            <text:p>404006</text:p>
          </table:table-cell>
          <table:table-cell office:value-type="string" calcext:value-type="string">
            <text:p>CICERO GERALDO DE LIMA NE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1"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430383" calcext:value-type="float">
            <text:p>430383</text:p>
          </table:table-cell>
          <table:table-cell office:value-type="string" calcext:value-type="string">
            <text:p>CRISTO BRENO DE OLIVEIRA CABRAL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91234" calcext:value-type="float">
            <text:p>391234</text:p>
          </table:table-cell>
          <table:table-cell office:value-type="string" calcext:value-type="string">
            <text:p>DEBORA RUTH DA SILVA VALENTIM</text:p>
          </table:table-cell>
          <table:table-cell table:number-columns-repeated="53"/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429898" calcext:value-type="float">
            <text:p>429898</text:p>
          </table:table-cell>
          <table:table-cell office:value-type="string" calcext:value-type="string">
            <text:p>EBEJACKS DA SILVA NOBRE</text:p>
          </table:table-cell>
          <table:table-cell table:number-columns-repeated="5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602" calcext:value-type="float">
            <text:p>427602</text:p>
          </table:table-cell>
          <table:table-cell office:value-type="string" calcext:value-type="string">
            <text:p>ERICK CORREIA SIL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207" calcext:value-type="float">
            <text:p>428207</text:p>
          </table:table-cell>
          <table:table-cell office:value-type="string" calcext:value-type="string">
            <text:p>FRANCISCO ALYSON SILVA AVILA</text:p>
          </table:table-cell>
          <table:table-cell table:number-columns-repeated="5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96" calcext:value-type="float">
            <text:p>412796</text:p>
          </table:table-cell>
          <table:table-cell office:value-type="string" calcext:value-type="string">
            <text:p>JOAO VICTOR FREITAS DE MESQUIT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94" calcext:value-type="float">
            <text:p>387294</text:p>
          </table:table-cell>
          <table:table-cell office:value-type="string" calcext:value-type="string">
            <text:p>JOAO VITOR DE ARAUJO ROCHA</text:p>
          </table:table-cell>
          <table:table-cell table:number-columns-repeated="5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693" calcext:value-type="float">
            <text:p>420693</text:p>
          </table:table-cell>
          <table:table-cell office:value-type="string" calcext:value-type="string">
            <text:p>JOSE ADAILSON DE SOUSA SILV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647" calcext:value-type="float">
            <text:p>427647</text:p>
          </table:table-cell>
          <table:table-cell office:value-type="string" calcext:value-type="string">
            <text:p>MARCELO KEVYN FREITAS FERREIRA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14608" calcext:value-type="float">
            <text:p>414608</text:p>
          </table:table-cell>
          <table:table-cell office:value-type="string" calcext:value-type="string">
            <text:p>MARCIA AMERICA DE MELO</text:p>
          </table:table-cell>
          <table:table-cell table:number-columns-repeated="53"/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20758" calcext:value-type="float">
            <text:p>420758</text:p>
          </table:table-cell>
          <table:table-cell office:value-type="string" calcext:value-type="string">
            <text:p>MAXWELL BRITO DA SILVE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05073" calcext:value-type="float">
            <text:p>405073</text:p>
          </table:table-cell>
          <table:table-cell office:value-type="string" calcext:value-type="string">
            <text:p>PEDRO HENRIQUE DE LIMA QUEIROZ</text:p>
          </table:table-cell>
          <table:table-cell table:number-columns-repeated="53"/>
          <table:table-cell office:value-type="float" office:value="10" calcext:value-type="float">
            <text:p>10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416686" calcext:value-type="float">
            <text:p>416686</text:p>
          </table:table-cell>
          <table:table-cell office:value-type="string" calcext:value-type="string">
            <text:p>RAIRA MICAELY DA SILVA LIMA</text:p>
          </table:table-cell>
          <table:table-cell office:value-type="float" office:value="1" calcext:value-type="float">
            <text:p>1</text:p>
          </table:table-cell>
          <table:table-cell table:number-columns-repeated="5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73" calcext:value-type="float">
            <text:p>404973</text:p>
          </table:table-cell>
          <table:table-cell office:value-type="string" calcext:value-type="string">
            <text:p>RAQUEL QUEIROZ DA SILVA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28950" calcext:value-type="float">
            <text:p>428950</text:p>
          </table:table-cell>
          <table:table-cell office:value-type="string" calcext:value-type="string">
            <text:p>ROBERT BAGGYO MACIEL DE SOUZA</text:p>
          </table:table-cell>
          <table:table-cell table:number-columns-repeated="53"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391242" calcext:value-type="float">
            <text:p>391242</text:p>
          </table:table-cell>
          <table:table-cell office:value-type="string" calcext:value-type="string">
            <text:p>ROBERTSON DA SILVA NASCIMENT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79407" calcext:value-type="float">
            <text:p>379407</text:p>
          </table:table-cell>
          <table:table-cell office:value-type="string" calcext:value-type="string">
            <text:p>TOMAS OLIVEIRA LOPE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2487" calcext:value-type="float">
            <text:p>422487</text:p>
          </table:table-cell>
          <table:table-cell office:value-type="string" calcext:value-type="string">
            <text:p>VITORIA GOMES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table:style-name="Default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13:47:24.930401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48:13.339837124</meta:creation-date>
    <dc:date>2018-09-20T13:50:44.210879220</dc:date>
    <meta:editing-duration>PT6M6S</meta:editing-duration>
    <meta:editing-cycles>3</meta:editing-cycles>
    <meta:generator>LibreOffice/6.1.0.3$Linux_X86_64 LibreOffice_project/10$Build-3</meta:generator>
    <meta:document-statistic meta:table-count="1" meta:cell-count="108" meta:object-count="0"/>
  </office:meta>
</office:document-meta>
</file>